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333333" draw:marker-start-width="0.75cm" draw:marker-end-width="0.75cm" svg:stroke-opacity="100%" draw:stroke-linejoin="round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2.5cm"/>
      <style:paragraph-properties style:writing-mode="tb-rl"/>
    </style:style>
    <style:style style:name="gr3" style:family="graphic" style:parent-style-name="standard">
      <style:graphic-properties draw:stroke="none" svg:stroke-color="#000000" draw:fill="none" draw:fill-color="#ffffff" fo:min-height="3.049cm"/>
    </style:style>
    <style:style style:name="gr4" style:family="graphic" style:parent-style-name="standard">
      <style:graphic-properties draw:stroke="none" svg:stroke-color="#000000" draw:fill="none" draw:fill-color="#ffffff" fo:min-height="6.044cm"/>
    </style:style>
    <style:style style:name="gr5" style:family="graphic" style:parent-style-name="standard">
      <style:graphic-properties draw:stroke="none" svg:stroke-color="#000000" draw:fill="none" draw:fill-color="#ffffff" fo:min-height="6.483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tb-rl"/>
      <style:text-properties fo:font-family="'AR PL UKai TW'" style:font-pitch="variable" style:font-family-asian="'AR PL UKai TW'" style:font-pitch-asian="variable"/>
    </style:style>
    <style:style style:name="P3" style:family="paragraph">
      <style:text-properties fo:font-family="'URW Palladio L'" style:font-pitch="variable" fo:font-size="72pt" style:font-size-asian="72pt" style:font-size-complex="72pt"/>
    </style:style>
    <style:style style:name="P4" style:family="paragraph">
      <style:paragraph-properties fo:text-align="center"/>
      <style:text-properties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5" style:family="paragraph">
      <style:paragraph-properties fo:text-align="center"/>
      <style:text-properties fo:font-family="明蘭_Orz" style:font-pitch="variable" fo:font-size="128pt" fo:font-weight="bold" style:font-family-asian="明蘭_Orz" style:font-pitch-asian="variable" style:font-size-asian="128pt" style:font-weight-asian="bold" style:font-size-complex="128pt" style:font-weight-complex="bold"/>
    </style:style>
    <style:style style:name="P6" style:family="paragraph">
      <style:paragraph-properties fo:text-align="center"/>
      <style:text-properties fo:font-family="明兰" style:font-pitch="variable" fo:font-size="20pt" fo:font-weight="normal" style:font-family-asian="明兰" style:font-pitch-asian="variable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Bitstream Charter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family="'AR PL UKai TW'" style:font-pitch="variable" fo:font-size="72pt" style:font-family-asian="'AR PL UKai TW'" style:font-pitch-asian="variable" style:font-size-asian="72pt" style:font-size-complex="72pt"/>
    </style:style>
    <style:style style:name="T2" style:family="text">
      <style:text-properties fo:font-family="'URW Palladio L'" style:font-pitch="variable" fo:font-size="72pt" style:font-size-asian="72pt" style:font-size-complex="72pt"/>
    </style:style>
    <style:style style:name="T3" style:family="text">
      <style:text-properties fo:font-family="'URW Palladio L'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family="明蘭_Orz" style:font-pitch="variable" fo:font-size="128pt" fo:font-weight="bold" style:font-family-asian="明蘭_Orz" style:font-pitch-asian="variable" style:font-size-asian="128pt" style:font-weight-asian="bold" style:font-size-complex="128pt" style:font-weight-complex="bold"/>
    </style:style>
    <style:style style:name="T5" style:family="text">
      <style:text-properties fo:font-family="明兰" style:font-pitch="variable" fo:font-size="20pt" fo:font-weight="normal" style:font-family-asian="明兰" style:font-pitch-asian="variable" style:font-size-asian="20pt" style:font-weight-asian="normal" style:font-size-complex="20pt" style:font-weight-complex="normal"/>
    </style:style>
    <style:style style:name="T6" style:family="text">
      <style:text-properties fo:font-family="'URW Palladio L'" style:font-pitch="variabl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5.5cm" svg:height="5.5cm" svg:x="10.4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16.9241956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321cm" svg:height="18.5cm" svg:x="5.479cm" svg:y="2.7cm">
          <draw:text-box>
            <text:p text:style-name="P2"><text:span text:style-name="T1">擊出中文的韻脈</text:span></text:p>
          </draw:text-box>
        </draw:frame>
        <draw:frame draw:style-name="gr3" draw:text-style-name="P3" draw:layer="layout" svg:width="7.3cm" svg:height="3.494cm" svg:x="9.6cm" svg:y="11.406cm">
          <draw:text-box>
            <text:p><text:span text:style-name="T2">RIME</text:span></text:p>
          </draw:text-box>
        </draw:frame>
        <draw:frame draw:style-name="gr3" draw:text-style-name="P3" draw:layer="layout" svg:width="7.3cm" svg:height="3.494cm" svg:x="9.6cm" svg:y="10cm">
          <draw:text-box>
            <text:p><text:span text:style-name="T2">RIME</text:span></text:p>
          </draw:text-box>
        </draw:frame>
        <draw:frame draw:style-name="gr4" draw:text-style-name="P4" draw:layer="layout" svg:width="6.6cm" svg:height="6.294cm" svg:x="9.8cm" svg:y="15.006cm">
          <draw:text-box>
            <text:p text:style-name="P1"><text:span text:style-name="T3">RIME</text:span><text:span text:style-name="T3"><text:line-break/></text:span><text:span text:style-name="T3">INPUT</text:span><text:span text:style-name="T3"><text:line-break/></text:span><text:span text:style-name="T3">METHOD</text:span><text:span text:style-name="T3"><text:line-break/></text:span><text:span text:style-name="T3">ENGINE</text:span></text:p>
          </draw:text-box>
        </draw:frame>
        <draw:frame draw:style-name="gr5" draw:text-style-name="P5" draw:layer="layout" svg:width="5.5cm" svg:height="6.733cm" svg:x="10.4cm" svg:y="3.2cm">
          <draw:text-box>
            <text:p text:style-name="P1"><text:span text:style-name="T4">中</text:span></text:p>
          </draw:text-box>
        </draw:frame>
        <draw:frame draw:style-name="gr6" draw:text-style-name="P6" draw:layer="layout" svg:width="13cm" svg:height="2cm" svg:x="4.5cm" svg:y="24.2cm">
          <draw:text-box>
            <text:p text:style-name="P1"><text:span text:style-name="T5">中州韻輸入法引擎</text:span></text:p>
            <text:p text:style-name="P1"><text:span text:style-name="T5">http://code.google.com/p/rimeime/</text:span></text:p>
          </draw:text-box>
        </draw:frame>
        <draw:frame draw:style-name="gr7" draw:text-style-name="P8" draw:layer="layout" svg:width="11.1cm" svg:height="1.242cm" svg:x="5.7cm" svg:y="21.5cm">
          <draw:text-box>
            <text:p text:style-name="P7"><text:span text:style-name="T6">Riming with Your Keystrok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family="'DejaVu Sans'" style:font-family-generic="roman" style:font-pitch="variable" fo:font-size="18pt" fo:font-style="normal" fo:text-shadow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otem </meta:initial-creator>
    <meta:creation-date>2011-05-14T00:25:54</meta:creation-date>
    <dc:date>2011-05-15T00:51:39</dc:date>
    <dc:creator>lotem </dc:creator>
    <meta:editing-duration>PT1H16M14S</meta:editing-duration>
    <meta:editing-cycles>8</meta:editing-cycles>
    <meta:generator>LibreOffice/3.3$Linux LibreOffice_project/330m19$Build-202</meta:generator>
    <meta:document-statistic meta:object-count="8"/>
  </office:meta>
</office:document-meta>
</file>